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df66f" officeooo:paragraph-rsid="006df66f"/>
    </style:style>
    <style:style style:name="P52" style:family="paragraph" style:parent-style-name="Standard">
      <style:text-properties officeooo:rsid="0070c952" officeooo:paragraph-rsid="0070c952"/>
    </style:style>
    <style:style style:name="P53" style:family="paragraph" style:parent-style-name="Standard">
      <style:text-properties officeooo:rsid="00729453" officeooo:paragraph-rsid="00729453"/>
    </style:style>
    <style:style style:name="P54" style:family="paragraph" style:parent-style-name="Standard">
      <style:text-properties officeooo:rsid="0074fdf7" officeooo:paragraph-rsid="0074fdf7"/>
    </style:style>
    <style:style style:name="P55" style:family="paragraph" style:parent-style-name="Standard">
      <style:text-properties officeooo:rsid="00755697" officeooo:paragraph-rsid="00755697"/>
    </style:style>
    <style:style style:name="P56" style:family="paragraph" style:parent-style-name="Standard">
      <style:text-properties officeooo:rsid="00766c74" officeooo:paragraph-rsid="00766c74"/>
    </style:style>
    <style:style style:name="P57" style:family="paragraph" style:parent-style-name="Standard">
      <style:text-properties officeooo:rsid="00784fa8" officeooo:paragraph-rsid="00784fa8"/>
    </style:style>
    <style:style style:name="P58" style:family="paragraph" style:parent-style-name="Standard">
      <style:text-properties officeooo:rsid="00794b17" officeooo:paragraph-rsid="00794b17"/>
    </style:style>
    <style:style style:name="P59" style:family="paragraph" style:parent-style-name="Standard">
      <style:text-properties officeooo:rsid="007eb28e" officeooo:paragraph-rsid="007eb28e"/>
    </style:style>
    <style:style style:name="P60" style:family="paragraph" style:parent-style-name="Standard">
      <style:text-properties officeooo:rsid="007f5da4" officeooo:paragraph-rsid="007f5da4"/>
    </style:style>
    <style:style style:name="P61" style:family="paragraph" style:parent-style-name="Standard">
      <style:text-properties officeooo:rsid="0080266d" officeooo:paragraph-rsid="0080266d"/>
    </style:style>
    <style:style style:name="P62" style:family="paragraph" style:parent-style-name="Standard">
      <style:text-properties officeooo:rsid="00831204" officeooo:paragraph-rsid="00831204"/>
    </style:style>
    <style:style style:name="P63" style:family="paragraph" style:parent-style-name="Standard">
      <style:text-properties officeooo:rsid="008327a0" officeooo:paragraph-rsid="008327a0"/>
    </style:style>
    <style:style style:name="P64" style:family="paragraph" style:parent-style-name="Standard">
      <style:text-properties officeooo:rsid="00836761" officeooo:paragraph-rsid="00836761"/>
    </style:style>
    <style:style style:name="P65" style:family="paragraph" style:parent-style-name="Standard">
      <style:text-properties officeooo:rsid="008500c3" officeooo:paragraph-rsid="008500c3"/>
    </style:style>
    <style:style style:name="P66" style:family="paragraph" style:parent-style-name="Standard">
      <style:text-properties officeooo:rsid="00869c56" officeooo:paragraph-rsid="00869c56"/>
    </style:style>
    <style:style style:name="P67" style:family="paragraph" style:parent-style-name="Standard">
      <style:text-properties officeooo:rsid="00884810" officeooo:paragraph-rsid="00884810"/>
    </style:style>
    <style:style style:name="P68" style:family="paragraph" style:parent-style-name="Standard">
      <style:text-properties officeooo:rsid="008b3153" officeooo:paragraph-rsid="008b3153"/>
    </style:style>
    <style:style style:name="P69" style:family="paragraph" style:parent-style-name="Standard">
      <style:text-properties officeooo:rsid="008cd2f3" officeooo:paragraph-rsid="008cd2f3"/>
    </style:style>
    <style:style style:name="P70" style:family="paragraph" style:parent-style-name="Standard">
      <style:text-properties officeooo:rsid="008f02b7" officeooo:paragraph-rsid="008f02b7"/>
    </style:style>
    <style:style style:name="P71" style:family="paragraph" style:parent-style-name="Standard">
      <style:text-properties officeooo:rsid="008fba8c" officeooo:paragraph-rsid="008fba8c"/>
    </style:style>
    <style:style style:name="P72" style:family="paragraph" style:parent-style-name="Standard">
      <style:text-properties officeooo:rsid="0092a830" officeooo:paragraph-rsid="0092a830"/>
    </style:style>
    <style:style style:name="P73" style:family="paragraph" style:parent-style-name="Standard">
      <style:text-properties officeooo:rsid="009458e9" officeooo:paragraph-rsid="009458e9"/>
    </style:style>
    <style:style style:name="P74" style:family="paragraph" style:parent-style-name="Standard">
      <style:text-properties officeooo:rsid="00973270" officeooo:paragraph-rsid="00973270"/>
    </style:style>
    <style:style style:name="P75" style:family="paragraph" style:parent-style-name="Standard">
      <style:text-properties officeooo:rsid="0098115b" officeooo:paragraph-rsid="0098115b"/>
    </style:style>
    <style:style style:name="P76" style:family="paragraph" style:parent-style-name="Standard">
      <style:text-properties officeooo:rsid="00982235" officeooo:paragraph-rsid="00982235"/>
    </style:style>
    <style:style style:name="P77" style:family="paragraph" style:parent-style-name="Standard">
      <style:text-properties officeooo:rsid="00953ee3" officeooo:paragraph-rsid="00953ee3"/>
    </style:style>
    <style:style style:name="P78" style:family="paragraph" style:parent-style-name="Standard">
      <style:text-properties officeooo:rsid="009a3229" officeooo:paragraph-rsid="009a3229"/>
    </style:style>
    <style:style style:name="P79" style:family="paragraph" style:parent-style-name="Standard" style:list-style-name="L1">
      <style:text-properties officeooo:rsid="0047df7e" officeooo:paragraph-rsid="0047df7e"/>
    </style:style>
    <style:style style:name="P80" style:family="paragraph" style:parent-style-name="Standard">
      <style:text-properties officeooo:rsid="009b63af" officeooo:paragraph-rsid="009b63af"/>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style:style style:name="T23" style:family="text">
      <style:text-properties officeooo:rsid="008fc015"/>
    </style:style>
    <style:style style:name="T24" style:family="text">
      <style:text-properties officeooo:rsid="0094c54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5119851084921840192" text:style-name="L1">
        <text:list-item>
          <text:p text:style-name="P79">creation d’un node module local</text:p>
        </text:list-item>
        <text:list-item>
          <text:p text:style-name="P79">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2">Vendredi 10 Mars</text:p>
      <text:p text:style-name="P52">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2"/>
      <text:p text:style-name="P53">Lundi 13 Mars</text:p>
      <text:p text:style-name="P54">merge branches subscription et use redux-action</text:p>
      <text:p text:style-name="P54">Ecriture d’une fonction générique pour abstraire un composant et son state</text:p>
      <text:p text:style-name="P54"/>
      <text:p text:style-name="P55">Mardi 14 Mars</text:p>
      <text:p text:style-name="P56">creation d’une foncion <text:span text:style-name="T18">withState qui permet de décorer un composant et d’en gérer le state</text:span></text:p>
      <text:p text:style-name="P58">Cette fonction prend en paramètre le nom de la valeur du state à gérer, les actions qui la modifient, et sa valeur initiale. <text:span text:style-name="T19">Elle va retourner un composant</text:span></text:p>
      <text:p text:style-name="P57">|</text:p>
      <text:p text:style-name="P57">|--&gt; Jeudi 16 Mars</text:p>
      <text:p text:style-name="P57"/>
      <text:p text:style-name="P59">Vendredi 17 Mars</text:p>
      <text:p text:style-name="P60">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1">=&gt; Réécriture de la fonction</text:p>
      <text:p text:style-name="P61"/>
      <text:p text:style-name="P62">Lundi 20 Mars, <text:span text:style-name="T21">Mardi 21 Mars</text:span></text:p>
      <text:p text:style-name="P63">Récriture de withState </text:p>
      <text:p text:style-name="P64">En récursif</text:p>
      <text:p text:style-name="P64"/>
      <text:p text:style-name="P64">Jeudi 23 Mars</text:p>
      <text:p text:style-name="P65">difficultés rencontrées : React utilise un ensemble d’évènements remis à null ensuite. Les fonctions crées lors de l’appel à withState sont faites en mode asynchrone (setState avec callback), les évènements ne sont donc plus définis au moment de l’appel de la fonction.</text:p>
      <text:p text:style-name="P65">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6">Merge de la branch withState</text:p>
      <text:p text:style-name="P66"/>
      <text:p text:style-name="P67">Vendredi 24 Mars</text:p>
      <text:p text:style-name="P67">Mise à jour de Helmet v5 =&gt; utilisation de balise meta, title au lieu d’attributs.</text:p>
      <text:p text:style-name="P67"/>
      <text:p text:style-name="P70">Lundi 27 Mars</text:p>
      <text:p text:style-name="P71">amélioration du withState  =&gt; intégrer une fonction resetState =&gt; Problème : un champs situé à la racine de l’objet passé au withState est considéré commefaisant parti du state, or celui-ci est une action <text:span text:style-name="T23">=&gt; Commencement de la réécriture de la fonction... sans avancement -_-</text:span></text:p>
      <text:p text:style-name="P71"/>
      <text:p text:style-name="P72">Mardi 28 Mars</text:p>
      <text:p text:style-name="P73">Problème : La fonction setState ne met pas à jour tout de suite le state. <text:span text:style-name="T24">=&gt; solution : la variable passée à l’action n’est pas réinterprétée après modification du state, et garde donc sa valeur initiale.</text:span></text:p>
      <text:p text:style-name="P73"/>
      <text:p text:style-name="P74"><text:soft-page-break/>Mercredi 29 Mars</text:p>
      <text:p text:style-name="P74"/>
      <text:p text:style-name="P75">Jeudi 30 Mars</text:p>
      <text:p text:style-name="P76">withState : implémentation de l’ajout d’une action entre ‘’ avec une valeur initial à ‘’ + factorisation de la création des actions</text:p>
      <text:p text:style-name="P76"/>
      <text:p text:style-name="P80">Lundi 3 Avril</text:p>
      <text:p text:style-name="P80">withState : resetState =&gt; la copie du state n’était pas faite en profondeur.</text:p>
      <text:p text:style-name="P80">Refactorisation de la création des actions.</text:p>
      <text:p text:style-name="P80">Ecriture de tests pour les actions reset</text:p>
      <text:p text:style-name="P62"/>
      <text:p text:style-name="P59"/>
      <text:p text:style-name="P51">REBASE BRANCH : </text:p>
      <text:p text:style-name="P51">git rebase master</text:p>
      <text:p text:style-name="P50">git merge<text:span text:style-name="T16">tool</text:span></text:p>
      <text:p text:style-name="P51">git rebase –continue</text:p>
      <text:p text:style-name="P51"/>
      <text:p text:style-name="P68">améliorer formulaire de connection : gestion d’erreurs (clear chanmps (lesquels?) afficher une erreur)</text:p>
      <text:p text:style-name="P69">onReset sur le formulaire =&gt; Implémenter un reset dans le withState</text:p>
      <text:p text:style-name="P50"/>
      <text:p text:style-name="P77">Utilisation de git, gitlab</text:p>
      <text:p text:style-name="P78">Projet avec Red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6.2$Linux_X86_64 LibreOffice_project/20$Build-2</meta:generator>
    <dc:date>2017-04-03T17:28:48.870858596</dc:date>
    <meta:editing-duration>P5DT21H51M40S</meta:editing-duration>
    <meta:editing-cycles>80</meta:editing-cycles>
    <meta:document-statistic meta:table-count="0" meta:image-count="0" meta:object-count="0" meta:page-count="4" meta:paragraph-count="115" meta:word-count="1041" meta:character-count="6303" meta:non-whitespace-character-count="5364"/>
  </office:meta>
</office:document-meta>
</file>